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24cm" fo:min-width="4.1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3.9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earch Topic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adjar Fathurrahma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in Top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DFT codes development:</text:span></text:p>
                <text:list>
                  <text:list-item>
                    <text:p><text:span text:style-name="T1">PWDFT.jl: </text:span><text:span text:style-name="T1"><text:a xlink:href="https://github.com/f-fathurrahman/PWDFT.jl" xlink:type="simple">https://github.com/f-fathurrahman/PWDFT.jl</text:a></text:span></text:p>
                  </text:list-item>
                  <text:list-item>
                    <text:p><text:span text:style-name="T1">ImplementingDFT: </text:span><text:span text:style-name="T1"><text:a xlink:href="https://github.com/f-fathurrahman/ImplementingDFT" xlink:type="simple">https://github.com/f-fathurrahman/ImplementingDFT</text:a></text:span></text:p>
                  </text:list-item>
                </text:list>
              </text:list-item>
              <text:list-item>
                <text:p><text:span text:style-name="T1">Application/Implementation of machine learning in material sciences or </text:span><text:span text:style-name="T1">engineering</text:span></text:p>
                <text:list>
                  <text:list-item>
                    <text:p><text:span text:style-name="T1">Neural networks</text:span></text:p>
                  </text:list-item>
                  <text:list-item>
                    <text:p><text:span text:style-name="T1">Gaussian process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in the box?</text:p>
          </draw:text-box>
        </draw:frame>
        <draw:custom-shape draw:style-name="gr2" draw:text-style-name="P2" draw:layer="layout" svg:width="8.89cm" svg:height="7.366cm" svg:x="9.144cm" svg:y="4.572cm">
          <text:p text:style-name="P2"><text:span text:style-name="T1">Density functional theory</text:span></text:p>
          <text:p text:style-name="P2"><text:span text:style-name="T1">Ab-initio electronic</text:span></text:p>
          <text:p text:style-name="P2"><text:span text:style-name="T1">Structure metho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4.064cm" svg:x="0.254cm" svg:y="6.35cm">
          <text:p text:style-name="P2">Molecular and</text:p>
          <text:p text:style-name="P2">crystalline structu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35cm" svg:height="3.556cm" svg:x="20.574cm" svg:y="4.064cm">
          <text:p text:style-name="P2">Total energy, force,</text:p>
          <text:p text:style-name="P2">st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35cm" svg:height="3.556cm" svg:x="20.782cm" svg:y="9.144cm">
          <text:p text:style-name="P2">Proper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78cm" svg:height="1.27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778cm" svg:height="1.27cm" svg:x="18.54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778cm" svg:height="1.27cm" svg:x="18.542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in the box?</text:p>
          </draw:text-box>
        </draw:frame>
        <draw:custom-shape draw:style-name="gr2" draw:text-style-name="P2" draw:layer="layout" svg:width="8.89cm" svg:height="7.366cm" svg:x="9.144cm" svg:y="4.572cm">
          <text:p text:style-name="P3"><text:span text:style-name="T2"/></text:p>
          <text:p text:style-name="P2"><text:span text:style-name="T3">Machine learning</text:span></text:p>
          <text:p text:style-name="P2"><text:span text:style-name="T3">models</text:span></text:p>
          <text:p text:style-name="P2"><text:span text:style-name="T1">Neural networks</text:span></text:p>
          <text:p text:style-name="P2"><text:span text:style-name="T1">Gaussian proces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4.064cm" svg:x="0.254cm" svg:y="6.35cm">
          <text:p text:style-name="P2">Molecular and</text:p>
          <text:p text:style-name="P2">crystalline structu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35cm" svg:height="3.556cm" svg:x="20.574cm" svg:y="4.064cm">
          <text:p text:style-name="P2">Total energy, force,</text:p>
          <text:p text:style-name="P2">st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35cm" svg:height="3.556cm" svg:x="20.782cm" svg:y="9.144cm">
          <text:p text:style-name="P2">Proper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78cm" svg:height="1.27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778cm" svg:height="1.27cm" svg:x="18.54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778cm" svg:height="1.27cm" svg:x="18.542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ected outp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Merged pull requests (new features, speed improvement, documentation improvement, etc)</text:span></text:p>
              </text:list-item>
              <text:list-item>
                <text:p><text:span text:style-name="T4">Code repositories (your own repo or cloned repo that has been improved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08:07:16.137466538</meta:creation-date>
    <dc:date>2021-08-16T08:48:45.001105122</dc:date>
    <meta:editing-duration>PT41M3S</meta:editing-duration>
    <meta:editing-cycles>61</meta:editing-cycles>
    <meta:generator>LibreOffice/6.4.7.2$Linux_X86_64 LibreOffice_project/40$Build-2</meta:generator>
    <meta:document-statistic meta:object-count="53"/>
  </office:meta>
</office:document-meta>
</file>